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variant="small-caps" style:font-name="Times New Roman" fo:font-size="15pt" officeooo:rsid="001953b5" officeooo:paragraph-rsid="001953b5" style:font-size-asian="15pt" style:font-size-complex="15pt"/>
    </style:style>
    <style:style style:name="P2" style:family="paragraph" style:parent-style-name="Standard">
      <style:paragraph-properties fo:line-height="150%" fo:text-align="justify" style:justify-single-word="false"/>
      <style:text-properties fo:font-variant="normal" fo:text-transform="none" style:font-name="Times New Roman" officeooo:rsid="001953b5" officeooo:paragraph-rsid="001953b5" style:font-size-asian="10.5pt"/>
    </style:style>
    <style:style style:name="P3" style:family="paragraph" style:parent-style-name="Standard">
      <style:paragraph-properties fo:line-height="150%" fo:text-align="justify" style:justify-single-word="false"/>
      <style:text-properties fo:font-variant="normal" fo:text-transform="none" style:font-name="Times New Roman" officeooo:rsid="001977f6" officeooo:paragraph-rsid="001c9a97" style:font-size-asian="10.5pt"/>
    </style:style>
    <style:style style:name="P4" style:family="paragraph" style:parent-style-name="Standard">
      <style:paragraph-properties fo:line-height="150%" fo:text-align="justify" style:justify-single-word="false"/>
      <style:text-properties fo:font-variant="normal" fo:text-transform="none" style:font-name="Times New Roman" officeooo:rsid="001977f6" officeooo:paragraph-rsid="00413bf5" style:font-size-asian="10.5pt"/>
    </style:style>
    <style:style style:name="P5" style:family="paragraph" style:parent-style-name="Standard">
      <style:paragraph-properties fo:line-height="150%" fo:text-align="justify" style:justify-single-word="false"/>
      <style:text-properties fo:font-variant="normal" fo:text-transform="none" style:font-name="Times New Roman" officeooo:rsid="001977f6" officeooo:paragraph-rsid="0042d172" style:font-size-asian="10.5pt"/>
    </style:style>
    <style:style style:name="P6" style:family="paragraph" style:parent-style-name="Standard">
      <style:paragraph-properties fo:line-height="150%" fo:text-align="justify" style:justify-single-word="false"/>
      <style:text-properties fo:font-variant="normal" fo:text-transform="none" style:font-name="Times New Roman" officeooo:rsid="001c9a97" officeooo:paragraph-rsid="001c9a97" style:font-size-asian="10.5pt"/>
    </style:style>
    <style:style style:name="P7"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 fo:font-size="10pt" officeooo:rsid="001dbb41" officeooo:paragraph-rsid="001dbb41" style:font-size-asian="10pt" style:font-size-complex="10pt"/>
    </style:style>
    <style:style style:name="P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officeooo:rsid="001dbb41" officeooo:paragraph-rsid="001dbb41" style:font-size-asian="10.5pt"/>
    </style:style>
    <style:style style:name="P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officeooo:rsid="001dbb41" officeooo:paragraph-rsid="002349c3" style:font-size-asian="10.5pt"/>
    </style:style>
    <style:style style:name="P1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officeooo:rsid="001dbb41" officeooo:paragraph-rsid="002f1569" style:font-size-asian="10.5pt"/>
    </style:style>
    <style:style style:name="P1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officeooo:rsid="0022cc52" officeooo:paragraph-rsid="002349c3" style:font-size-asian="10.5pt"/>
    </style:style>
    <style:style style:name="P12" style:family="paragraph" style:parent-style-name="Footnote">
      <style:text-properties style:font-name="Times New Roman" officeooo:rsid="002bd270" officeooo:paragraph-rsid="002bd270"/>
    </style:style>
    <style:style style:name="P13" style:family="paragraph" style:parent-style-name="Footnote">
      <style:text-properties style:font-name="Times New Roman" officeooo:rsid="001aa260" officeooo:paragraph-rsid="001aa260"/>
    </style:style>
    <style:style style:name="P14" style:family="paragraph" style:parent-style-name="Footnote">
      <style:text-properties style:font-name="Times New Roman" officeooo:rsid="001aa260" officeooo:paragraph-rsid="003a47f5"/>
    </style:style>
    <style:style style:name="P15" style:family="paragraph" style:parent-style-name="Footnote">
      <style:text-properties style:font-name="Times New Roman" officeooo:rsid="0038d549" officeooo:paragraph-rsid="0038d549"/>
    </style:style>
    <style:style style:name="T1" style:family="text">
      <style:text-properties fo:font-style="italic" style:font-style-asian="italic" style:font-style-complex="italic"/>
    </style:style>
    <style:style style:name="T2" style:family="text">
      <style:text-properties fo:font-style="italic" officeooo:rsid="002bd270" style:font-style-asian="italic" style:font-style-complex="italic"/>
    </style:style>
    <style:style style:name="T3" style:family="text">
      <style:text-properties fo:font-style="italic" officeooo:rsid="002f1569" style:font-style-asian="italic" style:font-style-complex="italic"/>
    </style:style>
    <style:style style:name="T4" style:family="text">
      <style:text-properties fo:font-style="italic" officeooo:rsid="0039edde" style:font-style-asian="italic" style:font-style-complex="italic"/>
    </style:style>
    <style:style style:name="T5" style:family="text">
      <style:text-properties fo:font-style="italic" officeooo:rsid="001aa260" style:font-style-asian="italic" style:font-style-complex="italic"/>
    </style:style>
    <style:style style:name="T6" style:family="text">
      <style:text-properties fo:font-style="italic" officeooo:rsid="003a47f5" style:font-style-asian="italic" style:font-style-complex="italic"/>
    </style:style>
    <style:style style:name="T7" style:family="text">
      <style:text-properties fo:font-style="italic" officeooo:rsid="003c8c2e" style:font-style-asian="italic" style:font-style-complex="italic"/>
    </style:style>
    <style:style style:name="T8" style:family="text">
      <style:text-properties officeooo:rsid="001aa260"/>
    </style:style>
    <style:style style:name="T9" style:family="text">
      <style:text-properties officeooo:rsid="001fd92a"/>
    </style:style>
    <style:style style:name="T10" style:family="text">
      <style:text-properties officeooo:rsid="002484fa"/>
    </style:style>
    <style:style style:name="T11" style:family="text">
      <style:text-properties officeooo:rsid="002bd270"/>
    </style:style>
    <style:style style:name="T12" style:family="text">
      <style:text-properties officeooo:rsid="002ec305"/>
    </style:style>
    <style:style style:name="T13" style:family="text">
      <style:text-properties officeooo:rsid="002f1569"/>
    </style:style>
    <style:style style:name="T14" style:family="text">
      <style:text-properties officeooo:rsid="0038c020"/>
    </style:style>
    <style:style style:name="T15" style:family="text">
      <style:text-properties officeooo:rsid="0039edde"/>
    </style:style>
    <style:style style:name="T16" style:family="text">
      <style:text-properties officeooo:rsid="003a47f5"/>
    </style:style>
    <style:style style:name="T17" style:family="text">
      <style:text-properties officeooo:rsid="003c8c2e"/>
    </style:style>
    <style:style style:name="T18" style:family="text">
      <style:text-properties officeooo:rsid="003eb85d"/>
    </style:style>
    <style:style style:name="T19" style:family="text">
      <style:text-properties officeooo:rsid="0042d172"/>
    </style:style>
    <style:style style:name="T20" style:family="text">
      <style:text-properties officeooo:rsid="0043164b"/>
    </style:style>
    <style:style style:name="T21" style:family="text">
      <style:text-properties officeooo:rsid="0044da6b"/>
    </style:style>
    <style:style style:name="T22" style:family="text">
      <style:text-properties officeooo:rsid="004702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pèlerinage dans la croisade</text:p>
      <text:p text:style-name="P2"/>
      <text:p text:style-name="P2"/>
      <text:p text:style-name="P2"><text:tab/><text:span text:style-name="T21">L'analyse des structures idéologiques avait deux avantages : retrouver dans un complexe fictif les traces de son assise historique et identifier la place de chaque protagoniste à l'intérieur du récit. Tous ont des champs d'action différents, mais tous cherchent la même chose et marchent dans la même direction. Chaque protagoniste participe à sa mesure à l’œuvre commune. Dès lors, une société de chrétiens se dessine. Une société en mouvement.</text:span></text:p>
      <text:p text:style-name="P2"/>
      <text:p text:style-name="P4"><text:tab/><text:span text:style-name="T15">Dans son ouvrage </text:span><text:span text:style-name="T4">Du Sacré</text:span><text:span text:style-name="T15">, </text:span>Alphonse Dupront, s'appuyant sur le texte des <text:span text:style-name="T1">Gesta Francorum</text:span>, tente d'établir les structures d'une spiritualité consciente de la première croisade, une spiritualité des actes physiques et psychiques du « croisé-pèlerin » <text:span text:style-name="T8">de la fin du XIe siècle.</text:span></text:p>
      <text:p text:style-name="P5"><text:span text:style-name="T8"><text:tab/>L'historien constate en effet qu'au niveau sémantique, les notions de pèlerinage et de croisade s'enchevêtrent. Les formules telles que </text:span><text:span text:style-name="T5">Christi milites peregrini</text:span><text:span text:style-name="T8"> ou </text:span><text:span text:style-name="T5">populus Christi, victores scilicet peregrini</text:span><text:span text:style-name="T8"> sont selon lui la trace dans le texte d'une réalité dans les mentalités. Cette réalité c'est celle « du pèlerinage en arrière plan de la croisade</text:span><text:span text:style-name="T8"><text:note text:id="ftn1" text:note-class="footnote"><text:note-citation>1</text:note-citation><text:note-body><text:p text:style-name="P14"><text:span text:style-name="T17">Alphonse Dupront, </text:span><text:span text:style-name="T7">Du Sacré</text:span><text:span text:style-name="T17">, Gallimard, Paris</text:span>, p. 2<text:span text:style-name="T16">42</text:span></text:p></text:note-body></text:note></text:span><text:span text:style-name="T8">. » Pèlerins et soldats, s'ils se distinguent par les faits, se complètent et s'identifient au sein d'une seule société. De la même manière, les chrétiens du </text:span><text:span text:style-name="T5">roman de Joseph d'Arimathie</text:span><text:span text:style-name="T8"> forment ensemble une entité organique dont les contours internes sont presque illisibles. De nombreux hommes suivent Josephé jusqu'en Grande Bretagne, mais on ne saurait dire s'il s'agit de pèlerins ou de soldats. Parfois ils cheminent dans le dénuement le plus total, parfois ils se battent contre les armées païennes. Face à une telle confusion, le terme de croisé-pèlerin semble effectivement le plus pertinent.</text:span></text:p>
      <text:p text:style-name="P5"/>
      <text:p text:style-name="P5"><text:span text:style-name="T8"><text:tab/>Alphonse Dupront</text:span> dégage <text:span text:style-name="T22">donc</text:span> trois aspects <text:span text:style-name="T15">fondamentaux de la spiritualité de ces hommes de foi et de guerre</text:span> : <text:span text:style-name="T8">la route, les visions et la société. </text:span>« <text:span text:style-name="T8">Le premier aspect est celui de la marche sur les chemins. Il est certain qu'une réalité majeure du pèlerinage dans la croisade est la route. […] Le geste physique du départ est là : suivre le Christ, c'est prendre la route, route de terre surtout, celle qu'impose la masse des croisés, la pauvreté du plus grand nombre, mais aussi la nécessité, ascétique, d'accumuler les </text:span><text:soft-page-break/><text:span text:style-name="T8">épreuves au long du chemin ; historique, de suivre les routes traditionnelles ou mythiques du pèlerinage […] ; nécessité sacrale enfin, vivre la découverte d'un espace sacré</text:span><text:span text:style-name="T8"><text:note text:id="ftn2" text:note-class="footnote"><text:note-citation>2</text:note-citation><text:note-body><text:p text:style-name="P13"><text:span text:style-name="T6">Ibid</text:span><text:span text:style-name="T16">.</text:span>, p. 257</text:p></text:note-body></text:note></text:span><text:span text:style-name="T8">. » La route donc. Mais avant tout le départ. L'acte chrétien de quitter pour cheminer.</text:span></text:p>
      <text:p text:style-name="P6"><text:tab/><text:span text:style-name="T19">Dans le roman, a</text:span>près qu'il ait converti le roi Mordrain et tout ceux de son territoire, appelé par sa mission, Josephé quitte Sarras. Au même moment, une compagnie de chrétiens décide de le suivre.</text:p>
      <text:p text:style-name="P3"/>
      <text:p text:style-name="P7">§167. Et quant ce vint au departir, si disent qu'il s'en iroient volentiers avoec lui : si le vaurent acompaignier, et il en retint tant qu'il furent .cc. Et .vii. […] Or s'en va Josephés, et sa compaingnie, par le conmandement de Jhesucrist.</text:p>
      <text:p text:style-name="P8"/>
      <text:p text:style-name="P9"><text:tab/><text:span text:style-name="T9">La compagnie chemine désormais sur les traces du Christ, guidée par Josephé son héraut. Et nous retrouvons dans le récit de son expédition les trois nécessités ascétique, mythique et sacrale que souligne Alphonse Dupront. Tout au long de l'histoire, cette même compagnie se forge au rythme des épreuves qui jalonnent son parcours. L'aventure est sélective. Certains membres sont exclus pour leur manque de foi, d'autres sont assassinés par l'ennemi, d'autres encore meurent dans les combats. Seuls les plus vertueux parviennent à s'établir en terre promise au terme d'une longue campagne militaire.</text:span></text:p>
      <text:p text:style-name="P11"><text:tab/>La Grande Bretagne est une terre sainte car elle est destinée à la chrétienté naissante. C'est aussi une terre mythique car c'est une terre des origines. Et il fallait qu'une compagnie de chrétiens, guidée par le premier évêque et en quête de <text:span text:style-name="T19">sacralité</text:span>, souffre le douloureux pèlerinage jusqu'en Occident, emportant avec avec elle l'emblème de sa puissance <text:span text:style-name="T20">civilisatrice</text:span>. <text:span text:style-name="T20">En effet, l</text:span>e Graal allait <text:span text:style-name="T20">permettre l'édifice de</text:span> tout une <text:span text:style-name="T20">culture</text:span> chevaleresque éprise de spiritualité. <text:span text:style-name="T22">Lieu de fondation donc lieu mythique.</text:span></text:p>
      <text:p text:style-name="P9"/>
      <text:p text:style-name="P10"><text:span text:style-name="T10"><text:tab/>« Autres viatiques et puissances du chemin. Les signes et prodiges qui ont joué dans les départs un rôle de présages déterminants. Les visions aussi, où se révèle la psychologie des profondeurs, panique dans son appel, exigeante de la manifestation surnaturelle et libérant dans l'imagerie visionnaire ses attentes, son secret, sa </text:span><text:span text:style-name="T2">religio</text:span><text:span text:style-name="T11"><text:note text:id="ftn3" text:note-class="footnote"><text:note-citation>3</text:note-citation><text:note-body><text:p text:style-name="P12"><text:span text:style-name="T1">Ibid</text:span>., p. 259</text:p></text:note-body></text:note></text:span><text:span text:style-name="T11">. » Selon Alphonse Dupront, l'analyse des récits de visions serait ainsi un moyen privilégié d'explorer le rapport de l'homme médiéval au sacré. Et ce rapport, souvent, prend la </text:span><text:soft-page-break/><text:span text:style-name="T11">forme d'une attente. Attente d'un accomplissement. La vie du pèlerin, du croisé, du chrétien, est tendue vers un avenir plus ou moins proche où quelque événement doit survenir. Quant aux visions, aux signes, aux prodiges, ils sont à la fois les vecteurs et les marqueurs de cette attente angoissée.</text:span></text:p>
      <text:p text:style-name="P10"/>
      <text:p text:style-name="P10"><text:span text:style-name="T12"><text:tab/>Dans le </text:span><text:span text:style-name="T3">roman de Joseph d'Arimathie</text:span><text:span text:style-name="T13">, les visions qui obsèdent les protagonistes sont de trois sortes : métaphoriques, lorsqu'elles figurent les mystères ; injonctives, lorsqu'elles gouvernent les destinées individuelles ; prédicatives, lorsqu'elles anticipent les temps à venir. Une vision permet à chaque fois d'inscrire l'existence du chrétien dans une nouvelle temporalité. De l'intime au public, de l'individuel au collectif, il est toujours question d'un progrès. Progrès vers la compréhension. Progrès vers l'action. Progrès vers la fin. Par le truchement de visions, les personnages du roman sont initiés à la connaissance du divin, instruits du rôle que chacun doit jouer dans l'aventure et avertis des temps à venir. Ainsi, les initiatives individuelles s'enchâssent pour former un seul et unique mouvement collectif.</text:span></text:p>
      <text:p text:style-name="P10"><text:span text:style-name="T14"><text:tab/>On voit donc cette grande aventure chrétienne comme le produit de tous ces appels reçu en visions ; appels qui ont rassemblé les forces et constitué la troupe. « Création sociologique et mythique enfin, cette conscience d'une société extraordinaire et une qui se fait dans la poursuite de la route. Plus il y a d'épreuves et de combats, plus il faut que cette multitude en marche se connaisse par un nom d'unité. […] Le peuple de Dieu, au progrès des chemins, se découvre chrétienté</text:span><text:span text:style-name="T14"><text:note text:id="ftn4" text:note-class="footnote"><text:note-citation>4</text:note-citation><text:note-body><text:p text:style-name="P15"><text:span text:style-name="T1">Ibid</text:span>., p. 260</text:p></text:note-body></text:note></text:span><text:span text:style-name="T14">. »</text:span></text:p>
      <text:p text:style-name="P10"/>
      <text:p text:style-name="P10"><text:tab/><text:span text:style-name="T18">Cette société nouvelle trouve finalement son sens dans un double cheminement spirituel et géographique. C'est le propos d'un récit dont les héros, parce qu'ils veulent toucher au divin, se portent en Grande Bretagne. Au même titre qu'elle regarde vers son salut, la chrétienté marche vers sa ter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9-03T05:43:15.016422844</meta:creation-date>
    <dc:date>2015-09-04T11:57:51.304584765</dc:date>
    <dc:creator>Gauthier </dc:creator>
    <meta:editing-duration>PT13H27M25S</meta:editing-duration>
    <meta:editing-cycles>33</meta:editing-cycles>
    <meta:generator>LibreOffice/4.2.8.2$Linux_X86_64 LibreOffice_project/420m0$Build-2</meta:generator>
    <meta:document-statistic meta:table-count="0" meta:image-count="0" meta:object-count="0" meta:page-count="3" meta:paragraph-count="17" meta:word-count="1041" meta:character-count="6564" meta:non-whitespace-character-count="5529"/>
  </office:meta>
</office:document-meta>
</file>